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e52" officeooo:paragraph-rsid="000e8e52"/>
    </style:style>
    <style:style style:name="P2" style:family="paragraph" style:parent-style-name="Standard">
      <style:text-properties officeooo:rsid="000e8e52" officeooo:paragraph-rsid="0010c958"/>
    </style:style>
    <style:style style:name="P3" style:family="paragraph" style:parent-style-name="Standard">
      <style:text-properties officeooo:rsid="000e8e52" officeooo:paragraph-rsid="00123d42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e8e52" officeooo:paragraph-rsid="000e8e52" style:font-size-asian="20pt" style:font-weight-asian="bold" style:font-size-complex="20pt" style:font-weight-complex="bold"/>
    </style:style>
    <style:style style:name="T1" style:family="text">
      <style:text-properties officeooo:rsid="0010a796"/>
    </style:style>
    <style:style style:name="T2" style:family="text">
      <style:text-properties officeooo:rsid="0010c958"/>
    </style:style>
    <style:style style:name="T3" style:family="text">
      <style:text-properties officeooo:rsid="00115d9f"/>
    </style:style>
    <style:style style:name="T4" style:family="text">
      <style:text-properties officeooo:rsid="00123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tion Gestion de projet</text:p>
      <text:p text:style-name="P1"/>
      <text:p text:style-name="P1"/>
      <text:p text:style-name="P1"/>
      <text:p text:style-name="P1">Afin de mener à bien le projet de site de covoiturages Ecoride, <text:span text:style-name="T2">une gestion de projet spécifique a été mise en place, dont voici l’explication. </text:span></text:p>
      <text:p text:style-name="P1"/>
      <text:p text:style-name="P2">- <text:span text:style-name="T2">Tout d’abord, étant familier avec ce dernier, j’ai choisis</text:span> <text:span text:style-name="T2">le</text:span> logiciel Trello afin d’organiser la priorisation des différentes fonctionnalités du site, ainsi <text:span text:style-name="T1">que la centralisation des différents documents </text:span><text:span text:style-name="T2">liés au projet.<text:line-break/></text:span></text:p>
      <text:p text:style-name="P3"><text:span text:style-name="T2">- </text:span><text:span text:style-name="T3">J’ai tout d’abord listé l’ensemble des fonctionnalités prévues, puis ai passé les fonctionnalités prioritaires en « à faire ». J’ai laissé </text:span><text:span text:style-name="T4">au statut « en cours » les fonctionnalités pour lesquelles j’ai initié un développement, et vers lesquelles je reviendrais plus tard.<text:line-break/><text:line-break/>- Une fois réalisées, j’ai passé les fonctionnalités au statut « terminées », et après être revenue sur ces dernières et les avoir merge dans la branche « main », je les ai passé en « Fonctionnalités</text:span></text:p>
      <text:p text:style-name="P3"><text:span text:style-name="T2">qui ont été merge dans la branche principale ». <text:line-break/></text:span></text:p>
      <text:p text:style-name="P3">- <text:span text:style-name="T4">Concernant la réalisation des maquettes, je suis passé par le logiciel Figm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0:07:22.060483150</meta:creation-date>
    <dc:date>2025-10-07T22:33:43.869762846</dc:date>
    <meta:editing-duration>PT5M10S</meta:editing-duration>
    <meta:editing-cycles>1</meta:editing-cycles>
    <meta:document-statistic meta:table-count="0" meta:image-count="0" meta:object-count="0" meta:page-count="1" meta:paragraph-count="6" meta:word-count="163" meta:character-count="1002" meta:non-whitespace-character-count="839"/>
    <meta:generator>LibreOffice/7.3.7.2$Linux_X86_64 LibreOffice_project/30$Build-2</meta:generator>
  </office:meta>
</office:document-meta>
</file>